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39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STATISTICS_APLENGTH_7_Algorithms_1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znia1_KNN_3_distanceAlgorithm_STATISTICS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3:01:47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